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svg:stroke-color="#000000" draw:marker-end="Symmetric_20_Arrow" draw:textarea-vertical-align="middle"/>
    </style:style>
    <style:style style:name="gr5" style:family="graphic" style:parent-style-name="standard">
      <style:graphic-properties svg:stroke-color="#000000" draw:marker-start="" draw:marker-end="Symmetric_20_Arrow" draw:textarea-vertical-align="middle"/>
    </style:style>
    <style:style style:name="gr6" style:family="graphic" style:parent-style-name="standard">
      <style:graphic-properties svg:stroke-color="#000000" draw:marker-start="" draw:marker-end="Triangle_20_unfilled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fo:font-style="italic" style:font-size-asian="18pt" style:font-style-asian="italic" style:font-size-complex="18pt" style:font-style-complex="italic"/>
    </style:style>
    <style:style style:name="T4" style:family="text">
      <style:text-properties fo:font-size="12pt" fo:font-weight="bold" style:font-size-asian="18pt" style:font-weight-asian="bold" style:font-size-complex="18pt" style:font-weight-complex="bold"/>
    </style:style>
    <style:style style:name="T5" style:family="text">
      <style:text-properties style:text-line-through-style="none" fo:font-size="12pt" style:font-size-asian="18pt" style:font-size-complex="18pt"/>
    </style:style>
    <style:style style:name="T6" style:family="text">
      <style:text-properties style:text-line-through-style="none" fo:font-size="12pt" fo:font-style="italic" style:font-size-asian="18pt" style:font-style-asian="italic" style:font-size-complex="18pt" style:font-style-complex="italic"/>
    </style:style>
    <style:style style:name="T7" style:family="text">
      <style:text-properties fo:font-size="12pt" fo:font-style="normal" style:font-size-asian="18pt" style:font-style-asian="normal" style:font-size-complex="18pt" style:font-style-complex="normal"/>
    </style:style>
    <style:style style:name="T8" style:family="text">
      <style:text-properties style:text-line-through-style="solid" fo:font-size="12pt" style:font-size-asian="18pt" style:font-size-complex="18pt"/>
    </style:style>
    <style:style style:name="T9" style:family="text">
      <style:text-properties style:text-line-through-style="solid"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1" draw:id="id1" draw:layer="layout" svg:width="6.1cm" svg:height="5.4cm" svg:x="1.4cm" svg:y="1.3cm">
          <text:p text:style-name="P1"><text:span text:style-name="T1">Competition</text:span><text:span text:style-name="T2"><text:line-break/></text:span><text:span text:style-name="T2"><text:line-break/></text:span><text:span text:style-name="T2">id: </text:span><text:span text:style-name="T3">integer</text:span></text:p>
          <text:p text:style-name="P1"><text:span text:style-name="T2">name: </text:span><text:span text:style-name="T3">string</text:span><text:span text:style-name="T2"><text:line-break/></text:span><text:span text:style-name="T2">description: </text:span><text:span text:style-name="T3">string</text:span><text:span text:style-name="T2"><text:line-break/></text:span><text:span text:style-name="T2">permissions: </text:span><text:span text:style-name="T3">Permissions</text:span><text:span text:style-name="T2"><text:line-break/></text:span><text:span text:style-name="T2">status: </text:span><text:span text:style-name="T3">Status</text:span><text:span text:style-name="T2"><text:line-break/></text:span><text:span text:style-name="T2">eventGroup: </text:span><text:span text:style-name="T3">[EventGroup::id]</text:span><text:span text:style-name="T2"><text:line-break/></text:span><text:span text:style-name="T2">events: </text:span><text:span text:style-name="T3">[Event::id]</text:span><text:span text:style-name="T2"><text:line-break/></text:span><text:span text:style-name="T2">rules: </text:span><text:span text:style-name="T3">[]</text:span><text:span text:style-name="T2"><text:line-break/></text:span><text:span text:style-name="T2"/></text:p>
        </draw:rect>
        <draw:rect draw:style-name="gr1" draw:text-style-name="P2" xml:id="id2" draw:id="id2" draw:layer="layout" svg:width="5.5cm" svg:height="5.4cm" svg:x="8.5cm" svg:y="8.8cm">
          <text:p text:style-name="P1"><text:span text:style-name="T4">Event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description: </text:span><text:span text:style-name="T3">string</text:span></text:p>
          <text:p text:style-name="P1"><text:span text:style-name="T2">classes: </text:span><text:span text:style-name="T3">ClassGroup::id</text:span><text:span text:style-name="T2"><text:line-break/></text:span><text:span text:style-name="T5">divisions: </text:span><text:span text:style-name="T6">DivisionGroup::id</text:span><text:span text:style-name="T2"><text:line-break/></text:span><text:span text:style-name="T2">schedule: </text:span><text:span text:style-name="T3">Schedule::id</text:span><text:span text:style-name="T2"><text:line-break/></text:span><text:span text:style-name="T2">maxRegistrations: </text:span><text:span text:style-name="T3">integer</text:span></text:p>
        </draw:rect>
        <draw:connector draw:style-name="gr2" draw:text-style-name="P3" draw:layer="layout" svg:x1="4.45cm" svg:y1="6.7cm" svg:x2="11.25cm" svg:y2="8.8cm" draw:start-shape="id1" draw:start-glue-point="2" draw:end-shape="id2" draw:end-glue-point="0" svg:d="M4450 6700v1050h6800v1050">
          <text:p/>
        </draw:connector>
        <draw:rect draw:style-name="gr3" draw:text-style-name="P2" draw:layer="layout" svg:width="2.8cm" svg:height="2.9cm" svg:x="8.4cm" svg:y="1.3cm">
          <text:p text:style-name="P1"><text:span text:style-name="T4">Permission</text:span><text:span text:style-name="T2"><text:line-break/></text:span><text:span text:style-name="T2"><text:line-break/></text:span><text:span text:style-name="T2">Any: 0</text:span><text:span text:style-name="T2"><text:line-break/></text:span><text:span text:style-name="T2">Admin: 1</text:span><text:span text:style-name="T2"><text:line-break/></text:span><text:span text:style-name="T2">Own: 2</text:span></text:p>
        </draw:rect>
        <draw:rect draw:style-name="gr3" draw:text-style-name="P2" draw:layer="layout" svg:width="2.8cm" svg:height="2.9cm" svg:x="11.7cm" svg:y="1.3cm">
          <text:p text:style-name="P1"><text:span text:style-name="T4">Status</text:span><text:span text:style-name="T2"><text:line-break/></text:span><text:span text:style-name="T2"><text:line-break/></text:span><text:span text:style-name="T2">Hidden: 0</text:span><text:span text:style-name="T2"><text:line-break/></text:span><text:span text:style-name="T2">Open: 1</text:span><text:span text:style-name="T2"><text:line-break/></text:span><text:span text:style-name="T2">Closed: 2</text:span></text:p>
        </draw:rect>
        <draw:rect draw:style-name="gr1" draw:text-style-name="P2" xml:id="id3" draw:id="id3" draw:layer="layout" svg:width="6.1cm" svg:height="3.6cm" svg:x="1.4cm" svg:y="9.7cm">
          <text:p text:style-name="P1"><text:span text:style-name="T4">Event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name: </text:span><text:span text:style-name="T3">string</text:span><text:span text:style-name="T2"><text:line-break/></text:span><text:span text:style-name="T2">events: </text:span><text:span text:style-name="T7">[</text:span><text:span text:style-name="T3">Event::id</text:span><text:span text:style-name="T7">]</text:span><text:span text:style-name="T2"><text:line-break/></text:span><text:span text:style-name="T8">classes: </text:span><text:span text:style-name="T9">ClassGroup::id</text:span></text:p>
        </draw:rect>
        <draw:connector draw:style-name="gr2" draw:text-style-name="P3" draw:layer="layout" svg:x1="4.45cm" svg:y1="6.7cm" svg:x2="4.45cm" svg:y2="9.7cm" draw:start-shape="id1" draw:start-glue-point="2" draw:end-shape="id3" draw:end-glue-point="0" svg:d="M4450 6700v3000">
          <text:p/>
        </draw:connector>
        <draw:connector draw:style-name="gr4" draw:text-style-name="P3" draw:layer="layout" svg:x1="7.5cm" svg:y1="11.5cm" svg:x2="8.5cm" svg:y2="11.5cm" draw:start-shape="id3" draw:start-glue-point="1" draw:end-shape="id2" draw:end-glue-point="3" svg:d="M7500 11500h1000">
          <text:p/>
        </draw:connector>
        <draw:rect draw:style-name="gr1" draw:text-style-name="P2" xml:id="id5" draw:id="id5" draw:layer="layout" svg:width="3.9cm" svg:height="3.5cm" svg:x="15.4cm" svg:y="7.5cm">
          <text:p text:style-name="P1"><text:span text:style-name="T4">Class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classes: </text:span><text:span text:style-name="T3">[string]</text:span><text:span text:style-name="T7"><text:line-break/></text:span><text:span text:style-name="T7">index: </text:span><text:span text:style-name="T3">integer</text:span></text:p>
        </draw:rect>
        <draw:rect draw:style-name="gr1" draw:text-style-name="P2" xml:id="id4" draw:id="id4" draw:layer="layout" svg:width="3.9cm" svg:height="3.6cm" svg:x="15.4cm" svg:y="11.8cm">
          <text:p text:style-name="P1"><text:span text:style-name="T4">DivisionGroup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description: </text:span><text:span text:style-name="T3">string</text:span><text:span text:style-name="T2"><text:line-break/></text:span><text:span text:style-name="T2">divisions: </text:span><text:span text:style-name="T3">[string]</text:span><text:span text:style-name="T7"><text:line-break/></text:span><text:span text:style-name="T7">index: </text:span><text:span text:style-name="T3">integer</text:span></text:p>
        </draw:rect>
        <draw:connector draw:style-name="gr4" draw:text-style-name="P3" draw:layer="layout" svg:x1="14cm" svg:y1="11.5cm" svg:x2="15.4cm" svg:y2="13.6cm" draw:start-shape="id2" draw:start-glue-point="1" draw:end-shape="id4" svg:d="M14000 11500h700v2100h700">
          <text:p/>
        </draw:connector>
        <draw:connector draw:style-name="gr4" draw:text-style-name="P3" draw:layer="layout" svg:x1="14cm" svg:y1="11.5cm" svg:x2="15.4cm" svg:y2="9.25cm" draw:start-shape="id2" draw:start-glue-point="1" draw:end-shape="id5" draw:end-glue-point="3" svg:d="M14000 11500h700v-2250h700">
          <text:p/>
        </draw:connector>
        <draw:rect draw:style-name="gr1" draw:text-style-name="P2" xml:id="id6" draw:id="id6" draw:layer="layout" svg:width="3.9cm" svg:height="2.9cm" svg:x="2.3cm" svg:y="15.5cm">
          <text:p text:style-name="P1"><text:span text:style-name="T4">Schedule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quads: </text:span><text:span text:style-name="T3">[Squad]</text:span></text:p>
          <text:p text:style-name="P1"><text:span text:style-name="T5">duration: </text:span><text:span text:style-name="T6">Time</text:span></text:p>
        </draw:rect>
        <draw:connector draw:style-name="gr2" draw:text-style-name="P3" draw:layer="layout" svg:x1="11.25cm" svg:y1="14.2cm" svg:x2="4.25cm" svg:y2="15.5cm" draw:start-shape="id2" draw:start-glue-point="2" draw:end-shape="id6" draw:end-glue-point="0" svg:d="M11250 14200v650h-7000v650">
          <text:p/>
        </draw:connector>
        <draw:rect draw:style-name="gr1" draw:text-style-name="P2" xml:id="id7" draw:id="id7" draw:layer="layout" svg:width="5.7cm" svg:height="4.3cm" svg:x="1.4cm" svg:y="19.6cm">
          <text:p text:style-name="P1"><text:span text:style-name="T4">Squad</text:span><text:span text:style-name="T2"><text:line-break/></text:span><text:span text:style-name="T2"><text:line-break/></text:span><text:span text:style-name="T2">id: </text:span><text:span text:style-name="T3">integer</text:span><text:span text:style-name="T2"><text:line-break/></text:span><text:span text:style-name="T2">startTime: </text:span><text:span text:style-name="T3">Time</text:span></text:p>
          <text:p text:style-name="P1"><text:span text:style-name="T2">Slots: </text:span><text:span text:style-name="T3">integer</text:span><text:span text:style-name="T2"><text:line-break/></text:span><text:span text:style-name="T2">divisions: </text:span><text:span text:style-name="T3">[string]</text:span></text:p>
          <text:p text:style-name="P1"><text:span text:style-name="T2">mixed: </text:span><text:span text:style-name="T3">boolean</text:span></text:p>
          <text:p text:style-name="P1"><text:span text:style-name="T2">participants: </text:span><text:span text:style-name="T3">[Participant]</text:span></text:p>
        </draw:rect>
        <draw:connector draw:style-name="gr2" draw:text-style-name="P3" draw:layer="layout" svg:x1="4.25cm" svg:y1="18.4cm" svg:x2="4.25cm" svg:y2="19.6cm" draw:start-shape="id6" draw:start-glue-point="2" draw:end-shape="id7" draw:end-glue-point="0" svg:d="M4250 18400v1200">
          <text:p/>
        </draw:connector>
        <draw:rect draw:style-name="gr1" draw:text-style-name="P2" xml:id="id8" draw:id="id8" draw:layer="layout" svg:width="7.3cm" svg:height="2.7cm" svg:x="9.2cm" svg:y="20.4cm">
          <text:p text:style-name="P1"><text:span text:style-name="T4">Participant:</text:span><text:span text:style-name="T2"> </text:span><text:span text:style-name="T3">Person</text:span><text:span text:style-name="T2"><text:line-break/></text:span><text:span text:style-name="T2"><text:line-break/></text:span><text:span text:style-name="T2">id: integer</text:span><text:span text:style-name="T2"><text:line-break/></text:span><text:span text:style-name="T2">registrationInfo: [EventRegistration]</text:span></text:p>
        </draw:rect>
        <draw:connector draw:style-name="gr5" draw:text-style-name="P3" draw:layer="layout" svg:x1="7.1cm" svg:y1="21.75cm" svg:x2="9.2cm" svg:y2="21.75cm" draw:start-shape="id7" draw:start-glue-point="1" draw:end-shape="id8" draw:end-glue-point="3" svg:d="M7100 21750h2100">
          <text:p/>
        </draw:connector>
        <draw:rect draw:style-name="gr1" draw:text-style-name="P2" xml:id="id9" draw:id="id9" draw:layer="layout" svg:width="4.3cm" svg:height="3.8cm" svg:x="10.7cm" svg:y="15.5cm">
          <text:p text:style-name="P1"><text:span text:style-name="T4">Person</text:span><text:span text:style-name="T2"><text:line-break/></text:span><text:span text:style-name="T2"><text:line-break/></text:span><text:span text:style-name="T2">name: </text:span><text:span text:style-name="T3">string</text:span></text:p>
          <text:p text:style-name="P1"><text:span text:style-name="T2">competitionId: </text:span><text:span text:style-name="T3">string</text:span><text:span text:style-name="T2"><text:line-break/></text:span><text:span text:style-name="T2">organization: </text:span><text:span text:style-name="T3">string</text:span></text:p>
          <text:p text:style-name="P1"><text:span text:style-name="T2">email: </text:span><text:span text:style-name="T3">string</text:span></text:p>
          <text:p text:style-name="P1"><text:span text:style-name="T2">account: </text:span><text:span text:style-name="T3">string</text:span></text:p>
        </draw:rect>
        <draw:connector draw:style-name="gr6" draw:text-style-name="P3" draw:layer="layout" svg:x1="12.85cm" svg:y1="20.4cm" svg:x2="12.85cm" svg:y2="19.3cm" draw:start-shape="id8" draw:start-glue-point="0" draw:end-shape="id9" draw:end-glue-point="2" svg:d="M12850 20400v-1100">
          <text:p/>
        </draw:connector>
        <draw:rect draw:style-name="gr1" draw:text-style-name="P2" xml:id="id10" draw:id="id10" draw:layer="layout" svg:width="6.1cm" svg:height="2.7cm" svg:x="9.8cm" svg:y="23.9cm">
          <text:p text:style-name="P1"><text:span text:style-name="T4">EventRegistration</text:span><text:span text:style-name="T2"><text:line-break/></text:span><text:span text:style-name="T2"><text:line-break/></text:span><text:span text:style-name="T2">class: </text:span><text:span text:style-name="T3">string</text:span><text:span text:style-name="T2"><text:line-break/></text:span><text:span text:style-name="T2">event: </text:span><text:span text:style-name="T3">Event::id</text:span></text:p>
          <text:p text:style-name="P1"><text:span text:style-name="T7">rounds: </text:span><text:span text:style-name="T3">[SquadRegistration]</text:span></text:p>
        </draw:rect>
        <draw:connector draw:style-name="gr2" draw:text-style-name="P3" draw:layer="layout" svg:x1="12.85cm" svg:y1="23.1cm" svg:x2="12.85cm" svg:y2="23.9cm" draw:start-shape="id8" draw:start-glue-point="2" draw:end-shape="id10" draw:end-glue-point="0" svg:d="M12850 23100v800">
          <text:p/>
        </draw:connector>
        <draw:rect draw:style-name="gr1" draw:text-style-name="P2" xml:id="id11" draw:id="id11" draw:layer="layout" svg:width="6.1cm" svg:height="2.1cm" svg:x="1.2cm" svg:y="26.3cm">
          <text:p text:style-name="P1"><text:span text:style-name="T4">SquadRegistration</text:span><text:span text:style-name="T2"><text:line-break/></text:span><text:span text:style-name="T2"><text:line-break/></text:span><text:span text:style-name="T2">division: </text:span><text:span text:style-name="T3">string</text:span><text:span text:style-name="T2"><text:line-break/></text:span><text:span text:style-name="T2">squad: </text:span><text:span text:style-name="T3">Squad::id</text:span></text:p>
        </draw:rect>
        <draw:connector draw:style-name="gr2" draw:text-style-name="P3" draw:layer="layout" svg:x1="12.85cm" svg:y1="26.6cm" svg:x2="7.3cm" svg:y2="27.35cm" draw:start-shape="id10" draw:start-glue-point="2" draw:end-shape="id11" draw:end-glue-point="1" svg:d="M12850 26600v750h-5550">
          <text:p/>
        </draw:connector>
        <draw:connector draw:style-name="gr5" draw:text-style-name="P3" draw:layer="layout" svg:x1="4.25cm" svg:y1="26.3cm" svg:x2="4.25cm" svg:y2="23.9cm" draw:start-shape="id11" draw:start-glue-point="0" draw:end-shape="id7" draw:end-glue-point="2" svg:d="M4250 26300v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k Manlig</meta:initial-creator>
    <meta:creation-date>2019-03-31T19:36:17.16</meta:creation-date>
    <dc:date>2019-04-10T21:03:38.98</dc:date>
    <dc:creator>Patrik Manlig</dc:creator>
    <meta:editing-duration>PT6M50S</meta:editing-duration>
    <meta:editing-cycles>2</meta:editing-cycles>
    <meta:generator>OpenOffice/4.1.5$Win32 OpenOffice.org_project/415m1$Build-9789</meta:generator>
    <meta:document-statistic meta:object-count="25"/>
  </office:meta>
</office:document-meta>
</file>